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2305f5" officeooo:paragraph-rsid="002305f5"/>
    </style:style>
    <style:style style:name="P2" style:family="paragraph" style:parent-style-name="Standard">
      <style:text-properties style:text-underline-style="solid" style:text-underline-width="auto" style:text-underline-color="font-color" officeooo:rsid="002305f5" officeooo:paragraph-rsid="002305f5"/>
    </style:style>
    <style:style style:name="P3" style:family="paragraph" style:parent-style-name="Standard">
      <style:text-properties officeooo:paragraph-rsid="002305f5"/>
    </style:style>
    <style:style style:name="P4" style:family="paragraph" style:parent-style-name="Standard">
      <style:text-properties officeooo:rsid="00209460" officeooo:paragraph-rsid="002305f5"/>
    </style:style>
    <style:style style:name="P5" style:family="paragraph" style:parent-style-name="Standard">
      <style:text-properties officeooo:rsid="0023f3de" officeooo:paragraph-rsid="0023f3de"/>
    </style:style>
    <style:style style:name="T1" style:family="text">
      <style:text-properties officeooo:rsid="0020946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code</text:p>
      <text:p text:style-name="Standard"/>
      <text:p text:style-name="P4">1.</text:p>
      <text:p text:style-name="P4"><text:s text:c="2"/></text:p>
      <text:p text:style-name="P3"/>
      <text:p text:style-name="P3"><text:span text:style-name="T1"><text:s/></text:span>mkdir Sales</text:p>
      <text:p text:style-name="Standard">cd Sales</text:p>
      <text:p text:style-name="Standard"/>
      <text:p text:style-name="Standard">~$ mkdir Sales</text:p>
      <text:p text:style-name="Standard">~$ cd Sales</text:p>
      <text:p text:style-name="Standard">~/Sales$ mkdir Location1 Location2 Location3</text:p>
      <text:p text:style-name="Standard">~/Sales$ cd Location1</text:p>
      <text:p text:style-name="Standard">~/Sales/Location1$ cat &gt; Sales1.txt</text:p>
      <text:p text:style-name="Standard">This file is about Sales1</text:p>
      <text:p text:style-name="Standard">~/Sales/Location1$ cat &gt; Sales2.txt</text:p>
      <text:p text:style-name="Standard">This file is about Sales2</text:p>
      <text:p text:style-name="Standard">~/Sales/Location1$ cat &gt; Sales3.txt</text:p>
      <text:p text:style-name="Standard">This file is about Sales3</text:p>
      <text:p text:style-name="Standard">~/Sales/Location1$ cd ..</text:p>
      <text:p text:style-name="Standard">~/Sales$ cd Location2</text:p>
      <text:p text:style-name="Standard">~/Sales/Location2$ cat &gt; pur1.txt</text:p>
      <text:p text:style-name="Standard">1</text:p>
      <text:p text:style-name="Standard">2</text:p>
      <text:p text:style-name="Standard">3</text:p>
      <text:p text:style-name="Standard">~/Sales/Location2$ cat &gt; pur2.txt</text:p>
      <text:p text:style-name="Standard">4</text:p>
      <text:p text:style-name="Standard">5</text:p>
      <text:p text:style-name="Standard">6</text:p>
      <text:p text:style-name="Standard">~/Sales/Location2$ cd ..</text:p>
      <text:p text:style-name="Standard">~/Sales$ cd Location3</text:p>
      <text:p text:style-name="Standard">~/Sales/Location3$ cat &gt; stock1.txt</text:p>
      <text:p text:style-name="Standard">line1</text:p>
      <text:p text:style-name="Standard">line2</text:p>
      <text:p text:style-name="Standard">line3</text:p>
      <text:p text:style-name="Standard">line4</text:p>
      <text:p text:style-name="Standard">line5</text:p>
      <text:p text:style-name="Standard">line6</text:p>
      <text:p text:style-name="Standard">line7</text:p>
      <text:p text:style-name="Standard">line8 </text:p>
      <text:p text:style-name="Standard">line9</text:p>
      <text:p text:style-name="Standard">line10</text:p>
      <text:p text:style-name="Standard">line11</text:p>
      <text:p text:style-name="Standard">line12</text:p>
      <text:p text:style-name="Standard">line13</text:p>
      <text:p text:style-name="Standard">~/Sales/Location3$ cat &gt; stock2.txt</text:p>
      <text:p text:style-name="Standard">This file is about stock 2</text:p>
      <text:p text:style-name="Standard">~/Sales/Location3$ cd ..</text:p>
      <text:p text:style-name="P1"/>
      <text:p text:style-name="P1"/>
      <text:p text:style-name="P1"/>
      <text:p text:style-name="P1"/>
      <text:p text:style-name="P1"><text:soft-page-break/></text:p>
      <text:p text:style-name="P1">Q1.</text:p>
      <text:p text:style-name="P1"/>
      <text:p text:style-name="P1"/>
      <text:p text:style-name="Standard">~/Sales$ cd Location2</text:p>
      <text:p text:style-name="Standard">~/Sales/Location2$ cat pur1.txt pur2.txt &gt;&gt; pur3.txt</text:p>
      <text:p text:style-name="Standard">~/Sales/Location2$ cat pur1.txt</text:p>
      <text:p text:style-name="Standard">1</text:p>
      <text:p text:style-name="Standard">2</text:p>
      <text:p text:style-name="Standard">3</text:p>
      <text:p text:style-name="Standard">exam@debian:~/Sales/Location2$ cat pur2.txt</text:p>
      <text:p text:style-name="Standard">4</text:p>
      <text:p text:style-name="Standard">5</text:p>
      <text:p text:style-name="Standard">6</text:p>
      <text:p text:style-name="Standard">~/Sales/Location2$ cat pur3.txt</text:p>
      <text:p text:style-name="Standard">1</text:p>
      <text:p text:style-name="Standard">2</text:p>
      <text:p text:style-name="Standard">3</text:p>
      <text:p text:style-name="Standard">4</text:p>
      <text:p text:style-name="Standard">5</text:p>
      <text:p text:style-name="Standard">6</text:p>
      <text:p text:style-name="Standard"/>
      <text:p text:style-name="P5">Q2.</text:p>
      <text:p text:style-name="Standard"/>
      <text:p text:style-name="Standard">~/Sales/Location2$ cp -r ~/Sales/Location2/pur3.txt ~/Sales/Location3/stock3.txt</text:p>
      <text:p text:style-name="Standard">~/Sales/Location2$ cd ..</text:p>
      <text:p text:style-name="Standard">~/Sales$ cd Location3</text:p>
      <text:p text:style-name="Standard">~/Sales/Location3$ ls</text:p>
      <text:p text:style-name="Standard">stock1.txt <text:s/>stock2.txt <text:s/>stock3.txt</text:p>
      <text:p text:style-name="Standard">~/Sales/Location3$ cat stock3.txt</text:p>
      <text:p text:style-name="Standard">1</text:p>
      <text:p text:style-name="Standard">2</text:p>
      <text:p text:style-name="Standard">3</text:p>
      <text:p text:style-name="Standard">4</text:p>
      <text:p text:style-name="Standard">5</text:p>
      <text:p text:style-name="Standard">6</text:p>
      <text:p text:style-name="Standard"/>
      <text:p text:style-name="P5">Q3.</text:p>
      <text:p text:style-name="P5"/>
      <text:p text:style-name="Standard">~/Sales/Location3$ chmod g+rwx stock3.txt</text:p>
      <text:p text:style-name="Standard">~/Sales/Location3$ ls -l</text:p>
      <text:p text:style-name="Standard">total 12</text:p>
      <text:p text:style-name="Standard">-rw-r--r-- 1 exam exam 83 Oct <text:s/>8 14:14 stock1.txt</text:p>
      <text:p text:style-name="Standard">-rw-r--r-- 1 exam exam 27 Oct <text:s/>8 14:14 stock2.txt</text:p>
      <text:p text:style-name="Standard">-rw-rwxr-- 1 exam exam 12 Oct <text:s/>8 14:21 stock3.txt</text:p>
      <text:p text:style-name="Standard"/>
      <text:p text:style-name="P5">Q4.</text:p>
      <text:p text:style-name="P5"/>
      <text:p text:style-name="Standard">~/Sales/Location3$ head -10 stock1.txt</text:p>
      <text:p text:style-name="Standard">line1</text:p>
      <text:p text:style-name="Standard">line2</text:p>
      <text:p text:style-name="Standard">line3</text:p>
      <text:p text:style-name="Standard"><text:soft-page-break/>line4</text:p>
      <text:p text:style-name="Standard">line5</text:p>
      <text:p text:style-name="Standard">line6</text:p>
      <text:p text:style-name="Standard">line7</text:p>
      <text:p text:style-name="Standard">line8 </text:p>
      <text:p text:style-name="Standard">line9</text:p>
      <text:p text:style-name="Standard">line10</text:p>
      <text:p text:style-name="Standard">~/Sales/Location3$ cd ..</text:p>
      <text:p text:style-name="Standard"/>
      <text:p text:style-name="P5">Q5.</text:p>
      <text:p text:style-name="P5"/>
      <text:p text:style-name="Standard">~/Sales$ ls -al</text:p>
      <text:p text:style-name="Standard">total 24</text:p>
      <text:p text:style-name="Standard">drwxr-xr-x <text:s/>6 exam exam 4096 Oct <text:s/>8 14:06 .</text:p>
      <text:p text:style-name="Standard">drwxr-xr-x 19 exam exam 4096 Oct <text:s/>8 14:05 ..</text:p>
      <text:p text:style-name="Standard">drwxr-xr-x <text:s/>2 exam exam 4096 Oct <text:s/>8 14:10 Location1</text:p>
      <text:p text:style-name="Standard">drwxr-xr-x <text:s/>2 exam exam 4096 Oct <text:s/>8 14:06 Location1,Location2,Location3</text:p>
      <text:p text:style-name="Standard">drwxr-xr-x <text:s/>2 exam exam 4096 Oct <text:s/>8 14:17 Location2</text:p>
      <text:p text:style-name="Standard">drwxr-xr-x <text:s/>2 exam exam 4096 Oct <text:s/>8 14:21 Location3</text:p>
      <text:p text:style-name="Standard"/>
      <text:p text:style-name="P1"/>
      <text:p text:style-name="P1"/>
      <text:p text:style-name="P1"/>
      <text:p text:style-name="P1">2.</text:p>
      <text:p text:style-name="P1"/>
      <text:p text:style-name="P1">x=4</text:p>
      <text:p text:style-name="P1">y=3</text:p>
      <text:p text:style-name="P1">c=$(expr $x / $y)</text:p>
      <text:p text:style-name="P1"/>
      <text:p text:style-name="P1">p=22</text:p>
      <text:p text:style-name="P1">q=7</text:p>
      <text:p text:style-name="P1">d=$(expr $p / $q)</text:p>
      <text:p text:style-name="P1"/>
      <text:p text:style-name="P1"/>
      <text:p text:style-name="P1">echo "Menu"</text:p>
      <text:p text:style-name="P1">echo "1-&gt;Volume of Sphere"</text:p>
      <text:p text:style-name="P1">echo "2-&gt;Volume of Cube"</text:p>
      <text:p text:style-name="P1">echo "3-&gt;Volume of Cylinder"</text:p>
      <text:p text:style-name="P1">echo "Enter your choice:"</text:p>
      <text:p text:style-name="P1">read ch</text:p>
      <text:p text:style-name="P1">case $ch in</text:p>
      <text:p text:style-name="P1"><text:s text:c="4"/>1) echo "Enter radius of Sphere"</text:p>
      <text:p text:style-name="P1"><text:s text:c="7"/>read r</text:p>
      <text:p text:style-name="P1"><text:s text:c="7"/>echo "Volume of Sphere = $(expr $c \* $d \* $r \* $r \* $r)" ;;</text:p>
      <text:p text:style-name="P1"><text:s text:c="4"/>2) echo "Enter side of cube:"</text:p>
      <text:p text:style-name="P1"><text:s text:c="7"/>read s</text:p>
      <text:p text:style-name="P1"><text:s text:c="7"/>echo "Volume of Cube = $(expr $s \* $s \* $s)" ;;</text:p>
      <text:p text:style-name="P1"><text:s text:c="4"/>3) echo "Enter radius of Cylinder:"</text:p>
      <text:p text:style-name="P1"><text:s text:c="7"/>read a</text:p>
      <text:p text:style-name="P1"><text:s text:c="7"/>echo "Enter height of Cylinder:"</text:p>
      <text:p text:style-name="P1"><text:s text:c="7"/>read b</text:p>
      <text:p text:style-name="P1"><text:s text:c="7"/>echo "Volume of Cylinder = $(expr $d \* $a \* $a \* $b)" ;;</text:p>
      <text:p text:style-name="P1"><text:soft-page-break/><text:s text:c="4"/>esac</text:p>
      <text:p text:style-name="P1"/>
      <text:p text:style-name="P2">output</text:p>
      <text:p text:style-name="P1"/>
      <text:p text:style-name="P1"/>
      <text:p text:style-name="P1">exam@debian:~/Sales$ emacs Volume.sh</text:p>
      <text:p text:style-name="P1">exam@debian:~/Sales$ bash Volume.sh</text:p>
      <text:p text:style-name="P1">Menu</text:p>
      <text:p text:style-name="P1">1-&gt;Volume of Sphere</text:p>
      <text:p text:style-name="P1">2-&gt;Volume of Cube</text:p>
      <text:p text:style-name="P1">3-&gt;Volume of Cylinder</text:p>
      <text:p text:style-name="P1">Enter your choice:</text:p>
      <text:p text:style-name="P1">1</text:p>
      <text:p text:style-name="P1">Enter radius of Sphere</text:p>
      <text:p text:style-name="P1">5</text:p>
      <text:p text:style-name="P1">Volume of Sphere = 375</text:p>
      <text:p text:style-name="P1">exam@debian:~/Sales$ bash Volume.sh</text:p>
      <text:p text:style-name="P1">Menu</text:p>
      <text:p text:style-name="P1">1-&gt;Volume of Sphere</text:p>
      <text:p text:style-name="P1">2-&gt;Volume of Cube</text:p>
      <text:p text:style-name="P1">3-&gt;Volume of Cylinder</text:p>
      <text:p text:style-name="P1">Enter your choice:</text:p>
      <text:p text:style-name="P1">2</text:p>
      <text:p text:style-name="P1">Enter side of cube:</text:p>
      <text:p text:style-name="P1">3</text:p>
      <text:p text:style-name="P1">Volume of Cube = 27</text:p>
      <text:p text:style-name="P1">exam@debian:~/Sales$ bash Volume.sh</text:p>
      <text:p text:style-name="P1">Menu</text:p>
      <text:p text:style-name="P1">1-&gt;Volume of Sphere</text:p>
      <text:p text:style-name="P1">2-&gt;Volume of Cube</text:p>
      <text:p text:style-name="P1">3-&gt;Volume of Cylinder</text:p>
      <text:p text:style-name="P1">Enter your choice:</text:p>
      <text:p text:style-name="P1">3</text:p>
      <text:p text:style-name="P1">Enter radius of Cylinder:</text:p>
      <text:p text:style-name="P1">3</text:p>
      <text:p text:style-name="P1">Enter height of Cylinder:</text:p>
      <text:p text:style-name="P1">4</text:p>
      <text:p text:style-name="P1">Volume of Cylinder = 108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8T14:58:39.865110806</meta:creation-date>
    <dc:date>2021-10-08T16:23:05.189821857</dc:date>
    <meta:editing-duration>PT1H14M2S</meta:editing-duration>
    <meta:editing-cycles>4</meta:editing-cycles>
    <meta:generator>LibreOffice/7.0.4.2$Linux_X86_64 LibreOffice_project/00$Build-2</meta:generator>
    <meta:document-statistic meta:table-count="0" meta:image-count="0" meta:object-count="0" meta:page-count="4" meta:paragraph-count="164" meta:word-count="477" meta:character-count="2869" meta:non-whitespace-character-count="2464"/>
  </office:meta>
</office:document-meta>
</file>